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5145f" officeooo:paragraph-rsid="0005145f"/>
    </style:style>
    <style:style style:name="P2" style:family="paragraph" style:parent-style-name="Standard">
      <style:text-properties officeooo:rsid="0005145f" officeooo:paragraph-rsid="0005145f"/>
    </style:style>
    <style:style style:name="P3" style:family="paragraph" style:parent-style-name="Standard">
      <style:text-properties officeooo:rsid="00072cc4" officeooo:paragraph-rsid="00072cc4"/>
    </style:style>
    <style:style style:name="P4" style:family="paragraph" style:parent-style-name="Standard">
      <style:paragraph-properties fo:break-before="page"/>
      <style:text-properties officeooo:rsid="00072cc4" officeooo:paragraph-rsid="00072c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xed text.</text:p>
      <text:p text:style-name="P1"><text:database-display text:table-name="testing-addresses" text:table-type="table" text:column-name="Last Name" text:database-name="10-testing-addresses">&lt;Last Name&gt;</text:database-display></text:p>
      <text:p text:style-name="P1">Another fixed text.</text:p>
      <text:p text:style-name="P1"/>
      <text:p text:style-name="P4">Second page.</text:p>
      <text:p text:style-name="P3"><text:database-display text:table-name="testing-addresses" text:table-type="table" text:column-name="First Name" text:database-name="10-testing-addresses">&lt;First Name&gt;</text:database-display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3:27:38.673154279</meta:creation-date>
    <dc:date>2014-11-05T19:28:25.662451910</dc:date>
    <meta:editing-duration>PT3M21S</meta:editing-duration>
    <meta:editing-cycles>3</meta:editing-cycles>
    <meta:generator>LibreOfficeDev/4.4.0.0.alpha1$Linux_X86_64 LibreOffice_project/e6bfbb410b49e46232ac08e73b90b896d417a1cd</meta:generator>
    <meta:document-statistic meta:table-count="0" meta:image-count="0" meta:object-count="0" meta:page-count="2" meta:paragraph-count="5" meta:word-count="11" meta:character-count="65" meta:non-whitespace-character-count="59"/>
  </office:meta>
</office:document-meta>
</file>